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19pt"/>
    </style:style>
    <style:style style:name="co2" style:family="table-column">
      <style:table-column-properties fo:break-before="auto" style:column-width="39.66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34.84pt"/>
    </style:style>
    <style:style style:name="co11" style:family="table-column">
      <style:table-column-properties fo:break-before="auto" style:column-width="81.8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padding="2.01pt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1005" table:default-cell-style-name="Default"/>
        <table:table-row table:style-name="ro1">
          <table:table-cell office:value-type="string" calcext:value-type="string">
            <text:p>Line Segment Data</text:p>
          </table:table-cell>
          <table:table-cell table:number-columns-repeated="6"/>
          <table:table-cell office:value-type="string" calcext:value-type="string">
            <text:p>base voltage (V)</text:p>
          </table:table-cell>
          <table:table-cell office:value-type="string" calcext:value-type="string">
            <text:p>base Capacity (VA)</text:p>
          </table:table-cell>
          <table:table-cell office:value-type="string" calcext:value-type="string">
            <text:p>base imp.</text:p>
          </table:table-cell>
          <table:table-cell table:number-columns-repeated="3"/>
          <table:table-cell table:style-name="ce14" table:number-columns-spanned="6" table:number-rows-spanned="1"/>
          <table:covered-table-cell table:number-columns-repeated="5"/>
          <table:table-cell table:number-columns-repeated="1005"/>
        </table:table-row>
        <table:table-row table:style-name="ro1">
          <table:table-cell table:number-columns-repeated="7"/>
          <table:table-cell office:value-type="float" office:value="11000" calcext:value-type="float">
            <text:p>11000</text:p>
          </table:table-cell>
          <table:table-cell office:value-type="float" office:value="8000000" calcext:value-type="float">
            <text:p>8000000</text:p>
          </table:table-cell>
          <table:table-cell table:formula="of:=([.H2]^2 )/[.I2]" office:value-type="float" office:value="15.125" calcext:value-type="float">
            <text:p>15.12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/>
          <table:table-cell table:style-name="ce12" office:value-type="string" calcext:value-type="string" table:number-columns-spanned="2" table:number-rows-spanned="1">
            <text:p>(p.u.)</text:p>
          </table:table-cell>
          <table:covered-table-cell/>
          <table:table-cell table:number-columns-repeated="1017"/>
        </table:table-row>
        <table:table-row table:style-name="ro1">
          <table:table-cell table:style-name="ce13" office:value-type="string" calcext:value-type="string">
            <text:p>Node A</text:p>
          </table:table-cell>
          <table:table-cell table:style-name="ce13" office:value-type="string" calcext:value-type="string">
            <text:p>Node B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C (KVA)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C (KVA)</text:p>
          </table:table-cell>
          <table:table-cell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76" calcext:value-type="float">
            <text:p>0.176</text:p>
          </table:table-cell>
          <table:table-cell table:style-name="ce13" office:value-type="float" office:value="0.52" calcext:value-type="float">
            <text:p>0.52</text:p>
          </table:table-cell>
          <table:table-cell table:style-name="ce13" office:value-type="float" office:value="8000" calcext:value-type="float">
            <text:p>8000</text:p>
          </table:table-cell>
          <table:table-cell table:style-name="ce13" table:formula="of:=[.C5]/[.$J$2]" office:value-type="float" office:value="0.0116363636363636" calcext:value-type="float">
            <text:p>0.011636363636364</text:p>
          </table:table-cell>
          <table:table-cell table:style-name="ce13" table:formula="of:=[.D5]/[.$J$2]" office:value-type="float" office:value="0.0343801652892562" calcext:value-type="float">
            <text:p>0.034380165289256</text:p>
          </table:table-cell>
          <table:table-cell table:style-name="ce13" table:formula="of:=[.E5]*1000/[.$I$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formula="of:=[.C6]/[.$J$2]" office:value-type="float" office:value="0.0264462809917355" calcext:value-type="float">
            <text:p>0.026446280991736</text:p>
          </table:table-cell>
          <table:table-cell table:style-name="ce13" table:formula="of:=[.D6]/[.$J$2]" office:value-type="float" office:value="0.158677685950413" calcext:value-type="float">
            <text:p>0.158677685950413</text:p>
          </table:table-cell>
          <table:table-cell table:style-name="ce13" table:formula="of:=[.E6]*1000/[.$I$2]" office:value-type="float" office:value="0.125" calcext:value-type="float">
            <text:p>0.125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6100" calcext:value-type="float">
            <text:p>6100</text:p>
          </table:table-cell>
          <table:table-cell table:style-name="ce13" table:formula="of:=[.C7]/[.$J$2]" office:value-type="float" office:value="0.0145454545454545" calcext:value-type="float">
            <text:p>0.014545454545455</text:p>
          </table:table-cell>
          <table:table-cell table:style-name="ce13" table:formula="of:=[.D7]/[.$J$2]" office:value-type="float" office:value="0.0436363636363636" calcext:value-type="float">
            <text:p>0.043636363636364</text:p>
          </table:table-cell>
          <table:table-cell table:style-name="ce13" table:formula="of:=[.E7]*1000/[.$I$2]" office:value-type="float" office:value="0.7625" calcext:value-type="float">
            <text:p>0.7625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table:formula="of:=[.C8]/[.$J$2]" office:value-type="float" office:value="0.0264462809917355" calcext:value-type="float">
            <text:p>0.026446280991736</text:p>
          </table:table-cell>
          <table:table-cell table:style-name="ce13" table:formula="of:=[.D8]/[.$J$2]" office:value-type="float" office:value="0.158677685950413" calcext:value-type="float">
            <text:p>0.158677685950413</text:p>
          </table:table-cell>
          <table:table-cell table:style-name="ce13" table:formula="of:=[.E8]*1000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264" calcext:value-type="float">
            <text:p>0.264</text:p>
          </table:table-cell>
          <table:table-cell table:style-name="ce13" office:value-type="float" office:value="0.64" calcext:value-type="float">
            <text:p>0.64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table:formula="of:=[.C9]/[.$J$2]" office:value-type="float" office:value="0.0174545454545455" calcext:value-type="float">
            <text:p>0.017454545454546</text:p>
          </table:table-cell>
          <table:table-cell table:style-name="ce13" table:formula="of:=[.D9]/[.$J$2]" office:value-type="float" office:value="0.0423140495867769" calcext:value-type="float">
            <text:p>0.042314049586777</text:p>
          </table:table-cell>
          <table:table-cell table:style-name="ce13" table:formula="of:=[.E9]*1000/[.$I$2]" office:value-type="float" office:value="0.75" calcext:value-type="float">
            <text:p>0.75</text:p>
          </table:table-cell>
          <table:table-cell table:number-columns-repeated="101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table:formula="of:=[.C10]/[.$J$2]" office:value-type="float" office:value="0.0264462809917355" calcext:value-type="float">
            <text:p>0.026446280991736</text:p>
          </table:table-cell>
          <table:table-cell table:style-name="ce13" table:formula="of:=[.D10]/[.$J$2]" office:value-type="float" office:value="0.158677685950413" calcext:value-type="float">
            <text:p>0.158677685950413</text:p>
          </table:table-cell>
          <table:table-cell table:style-name="ce13" table:formula="of:=[.E10]*1000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.176" calcext:value-type="float">
            <text:p>0.176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table:formula="of:=[.C11]/[.$J$2]" office:value-type="float" office:value="0.0116363636363636" calcext:value-type="float">
            <text:p>0.011636363636364</text:p>
          </table:table-cell>
          <table:table-cell table:style-name="ce13" table:formula="of:=[.D11]/[.$J$2]" office:value-type="float" office:value="0.0370247933884298" calcext:value-type="float">
            <text:p>0.03702479338843</text:p>
          </table:table-cell>
          <table:table-cell table:style-name="ce13" table:formula="of:=[.E11]*1000/[.$I$2]" office:value-type="float" office:value="0.75" calcext:value-type="float">
            <text:p>0.75</text:p>
          </table:table-cell>
          <table:table-cell table:number-columns-repeated="1016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2.6" calcext:value-type="float">
            <text:p>2.6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table:formula="of:=[.C12]/[.$J$2]" office:value-type="float" office:value="0.0264462809917355" calcext:value-type="float">
            <text:p>0.026446280991736</text:p>
          </table:table-cell>
          <table:table-cell table:style-name="ce13" table:formula="of:=[.D12]/[.$J$2]" office:value-type="float" office:value="0.171900826446281" calcext:value-type="float">
            <text:p>0.171900826446281</text:p>
          </table:table-cell>
          <table:table-cell table:style-name="ce13" table:formula="of:=[.E12]*1000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table:formula="of:=[.C13]/[.$J$2]" office:value-type="float" office:value="0.0317355371900826" calcext:value-type="float">
            <text:p>0.031735537190083</text:p>
          </table:table-cell>
          <table:table-cell table:style-name="ce13" table:formula="of:=[.D13]/[.$J$2]" office:value-type="float" office:value="0.185123966942149" calcext:value-type="float">
            <text:p>0.185123966942149</text:p>
          </table:table-cell>
          <table:table-cell table:style-name="ce13" table:formula="of:=[.E13]*1000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table:formula="of:=[.C14]/[.$J$2]" office:value-type="float" office:value="0.0145454545454545" calcext:value-type="float">
            <text:p>0.014545454545455</text:p>
          </table:table-cell>
          <table:table-cell table:style-name="ce13" table:formula="of:=[.D14]/[.$J$2]" office:value-type="float" office:value="0.0396694214876033" calcext:value-type="float">
            <text:p>0.039669421487603</text:p>
          </table:table-cell>
          <table:table-cell table:style-name="ce13" table:formula="of:=[.E14]*1000/[.$I$2]" office:value-type="float" office:value="0.75" calcext:value-type="float">
            <text:p>0.75</text:p>
          </table:table-cell>
          <table:table-cell table:number-columns-repeated="101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2.44" calcext:value-type="float">
            <text:p>2.44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table:formula="of:=[.C15]/[.$J$2]" office:value-type="float" office:value="0.0132231404958678" calcext:value-type="float">
            <text:p>0.013223140495868</text:p>
          </table:table-cell>
          <table:table-cell table:style-name="ce13" table:formula="of:=[.D15]/[.$J$2]" office:value-type="float" office:value="0.161322314049587" calcext:value-type="float">
            <text:p>0.161322314049587</text:p>
          </table:table-cell>
          <table:table-cell table:style-name="ce13" table:formula="of:=[.E15]*1000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44" calcext:value-type="float">
            <text:p>0.44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table:formula="of:=[.C16]/[.$J$2]" office:value-type="float" office:value="0.0290909090909091" calcext:value-type="float">
            <text:p>0.029090909090909</text:p>
          </table:table-cell>
          <table:table-cell table:style-name="ce13" table:formula="of:=[.D16]/[.$J$2]" office:value-type="float" office:value="0.185123966942149" calcext:value-type="float">
            <text:p>0.185123966942149</text:p>
          </table:table-cell>
          <table:table-cell table:style-name="ce13" table:formula="of:=[.E16]*1000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6:23:58.900401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H. Kersting</meta:initial-creator>
    <meta:creation-date>1998-11-04T01:19:46</meta:creation-date>
    <dc:date>2017-09-05T16:41:43.953491173</dc:date>
    <meta:print-date>1999-01-27T08:41:35</meta:print-date>
    <meta:generator>LibreOffice/5.3.1.2$Linux_X86_64 LibreOffice_project/30m0$Build-2</meta:generator>
    <meta:editing-duration>PT19H16M30S</meta:editing-duration>
    <meta:editing-cycles>17</meta:editing-cycles>
    <meta:document-statistic meta:table-count="3" meta:cell-count="112" meta:object-count="0"/>
  </office:meta>
</office:document-meta>
</file>